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officeooo:paragraph-rsid="0023a134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rsid="001b7922" officeooo:paragraph-rsid="001b792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officeooo:rsid="001c5b0b" officeooo:paragraph-rsid="001c5b0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start" style:justify-single-word="false" fo:break-before="page"/>
      <style:text-properties style:font-name="Times New Roman" officeooo:paragraph-rsid="0023a134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officeooo:paragraph-rsid="00253c9e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Times New Roman" officeooo:paragraph-rsid="003f8fbe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style:text-underline-style="none" fo:font-weight="normal" officeooo:rsid="00253c9e" officeooo:paragraph-rsid="00253c9e" style:font-weight-asian="normal" style:font-weight-complex="normal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" style:text-underline-style="none" fo:font-weight="normal" officeooo:rsid="00253c9e" officeooo:paragraph-rsid="00253c9e" style:font-weight-asian="normal" style:font-weight-complex="normal"/>
    </style:style>
    <style:style style:name="P9" style:family="paragraph" style:parent-style-name="Text_20_body">
      <style:text-properties style:font-name="Times New Roman" style:text-underline-style="none" fo:font-weight="normal" officeooo:rsid="002719e9" officeooo:paragraph-rsid="002719e9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style:text-underline-style="none" fo:font-weight="normal" officeooo:rsid="00364645" officeooo:paragraph-rsid="002b3e1e" style:font-weight-asian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style:text-underline-style="solid" style:text-underline-width="auto" style:text-underline-color="font-color" fo:font-weight="bold" officeooo:rsid="00253c9e" officeooo:paragraph-rsid="00253c9e" style:font-weight-asian="bold" style:font-weight-complex="bold"/>
    </style:style>
    <style:style style:name="P12" style:family="paragraph" style:parent-style-name="Text_20_body">
      <style:text-properties style:font-name="Times New Roman" style:text-underline-style="solid" style:text-underline-width="auto" style:text-underline-color="font-color" fo:font-weight="bold" officeooo:rsid="002719e9" officeooo:paragraph-rsid="002719e9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2b3e1e" officeooo:paragraph-rsid="002b3e1e" style:font-weight-asian="normal" style:font-weight-complex="normal"/>
    </style:style>
    <style:style style:name="P14" style:family="paragraph" style:parent-style-name="Text_20_body">
      <style:paragraph-properties fo:line-height="150%" fo:text-align="start" style:justify-single-word="false"/>
      <style:text-properties officeooo:rsid="0044f07f" officeooo:paragraph-rsid="0044f07f"/>
    </style:style>
    <style:style style:name="P15" style:family="paragraph" style:parent-style-name="Text_20_body">
      <style:paragraph-properties fo:line-height="150%" fo:text-align="start" style:justify-single-word="false"/>
      <style:text-properties officeooo:rsid="004845d8" officeooo:paragraph-rsid="004845d8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style:font-name="Times New Roman" style:text-underline-style="none" fo:font-weight="normal" officeooo:rsid="00253c9e" officeooo:paragraph-rsid="00253c9e" style:font-weight-asian="normal" style:font-weight-complex="normal"/>
    </style:style>
    <style:style style:name="P17" style:family="paragraph" style:parent-style-name="Text_20_body" style:list-style-name="L2">
      <style:paragraph-properties fo:line-height="150%" fo:text-align="start" style:justify-single-word="false"/>
      <style:text-properties style:font-name="Times New Roman" style:text-underline-style="none" fo:font-weight="normal" officeooo:rsid="00253c9e" officeooo:paragraph-rsid="00253c9e" style:font-weight-asian="normal" style:font-weight-complex="normal"/>
    </style:style>
    <style:style style:name="P18" style:family="paragraph" style:parent-style-name="Text_20_body" style:list-style-name="L3">
      <style:paragraph-properties fo:line-height="150%" fo:text-align="start" style:justify-single-word="false"/>
      <style:text-properties style:font-name="Times New Roman" style:text-underline-style="none" fo:font-weight="normal" officeooo:rsid="00253c9e" officeooo:paragraph-rsid="00253c9e" style:font-weight-asian="normal" style:font-weight-complex="normal"/>
    </style:style>
    <style:style style:name="P19" style:family="paragraph" style:parent-style-name="Text_20_body" style:list-style-name="L3">
      <style:paragraph-properties fo:line-height="150%" fo:text-align="start" style:justify-single-word="false"/>
      <style:text-properties style:font-name="Times New Roman" style:text-underline-style="none" fo:font-weight="normal" officeooo:rsid="00253c9e" officeooo:paragraph-rsid="00271802" style:font-weight-asian="normal" style:font-weight-complex="normal"/>
    </style:style>
    <style:style style:name="P20" style:family="paragraph" style:parent-style-name="Text_20_body" style:list-style-name="L16">
      <style:text-properties style:font-name="Times New Roman" style:text-underline-style="none" fo:font-weight="normal" officeooo:rsid="002719e9" officeooo:paragraph-rsid="002719e9" style:font-weight-asian="normal" style:font-weight-complex="normal"/>
    </style:style>
    <style:style style:name="P21" style:family="paragraph" style:parent-style-name="Text_20_body" style:list-style-name="L3">
      <style:paragraph-properties fo:line-height="150%" fo:text-align="start" style:justify-single-word="false"/>
      <style:text-properties style:font-name="Times New Roman" officeooo:paragraph-rsid="00271802"/>
    </style:style>
    <style:style style:name="P22" style:family="paragraph" style:parent-style-name="Text_20_body" style:list-style-name="L3">
      <style:paragraph-properties fo:line-height="150%" fo:text-align="start" style:justify-single-word="false"/>
      <style:text-properties style:font-name="Times New Roman" officeooo:rsid="002719e9" officeooo:paragraph-rsid="002719e9"/>
    </style:style>
    <style:style style:name="P23" style:family="paragraph" style:parent-style-name="Text_20_body" style:list-style-name="L11">
      <style:text-properties style:font-name="Times New Roman" officeooo:rsid="002719e9" officeooo:paragraph-rsid="002719e9"/>
    </style:style>
    <style:style style:name="P24" style:family="paragraph" style:parent-style-name="Text_20_body" style:list-style-name="L4">
      <style:paragraph-properties fo:line-height="150%" fo:text-align="start" style:justify-single-word="false"/>
      <style:text-properties style:font-name="Times New Roman" officeooo:rsid="00271802" officeooo:paragraph-rsid="004845d8"/>
    </style:style>
    <style:style style:name="P25" style:family="paragraph" style:parent-style-name="Text_20_body" style:list-style-name="L5">
      <style:paragraph-properties fo:line-height="150%" fo:text-align="start" style:justify-single-word="false"/>
      <style:text-properties style:font-name="Times New Roman" officeooo:rsid="0047b159" officeooo:paragraph-rsid="004845d8"/>
    </style:style>
    <style:style style:name="P26" style:family="paragraph" style:parent-style-name="Text_20_body" style:list-style-name="L8">
      <style:paragraph-properties fo:line-height="150%" fo:text-align="start" style:justify-single-word="false"/>
      <style:text-properties style:font-name="Times New Roman" fo:font-weight="bold" officeooo:rsid="003b70c4" officeooo:paragraph-rsid="003f8fbe" style:font-weight-asian="bold" style:font-weight-complex="bold"/>
    </style:style>
    <style:style style:name="P27" style:family="paragraph" style:parent-style-name="Text_20_body" style:list-style-name="L10">
      <style:text-properties style:font-name="Times New Roman" fo:font-weight="bold" officeooo:rsid="002719e9" officeooo:paragraph-rsid="0046cde7" style:font-weight-asian="bold" style:font-weight-complex="bold"/>
    </style:style>
    <style:style style:name="P28" style:family="paragraph" style:parent-style-name="Text_20_body" style:list-style-name="L9">
      <style:paragraph-properties fo:line-height="150%" fo:text-align="start" style:justify-single-word="false"/>
      <style:text-properties style:font-name="Times New Roman" fo:font-weight="normal" officeooo:rsid="004a14e4" officeooo:paragraph-rsid="004a14e4" style:font-weight-asian="normal" style:font-weight-complex="normal"/>
    </style:style>
    <style:style style:name="P29" style:family="paragraph" style:parent-style-name="Text_20_body" style:list-style-name="L15">
      <style:text-properties style:font-name="Times New Roman" fo:font-weight="normal" officeooo:rsid="00503f95" officeooo:paragraph-rsid="00503f95" style:font-weight-asian="normal" style:font-weight-complex="normal"/>
    </style:style>
    <style:style style:name="P30" style:family="paragraph" style:parent-style-name="Text_20_body" style:list-style-name="L14">
      <style:text-properties style:font-name="Times New Roman" fo:font-weight="normal" officeooo:rsid="00503f95" officeooo:paragraph-rsid="00503f95" style:font-weight-asian="normal" style:font-weight-complex="normal"/>
    </style:style>
    <style:style style:name="P31" style:family="paragraph" style:parent-style-name="Text_20_body" style:list-style-name="L10">
      <style:text-properties style:font-name="Times New Roman" officeooo:paragraph-rsid="0046cde7"/>
    </style:style>
    <style:style style:name="P32" style:family="paragraph" style:parent-style-name="Text_20_body" style:list-style-name="L11">
      <style:text-properties style:font-name="Times New Roman" officeooo:rsid="00286572" officeooo:paragraph-rsid="00286572"/>
    </style:style>
    <style:style style:name="P33" style:family="paragraph" style:parent-style-name="Text_20_body" style:list-style-name="L12">
      <style:text-properties style:font-name="Times New Roman" officeooo:rsid="004a14e4" officeooo:paragraph-rsid="004a14e4"/>
    </style:style>
    <style:style style:name="P34" style:family="paragraph" style:parent-style-name="Text_20_body" style:list-style-name="L11">
      <style:text-properties style:font-name="Times New Roman" officeooo:rsid="00364645" officeooo:paragraph-rsid="00364645"/>
    </style:style>
    <style:style style:name="P35" style:family="paragraph" style:parent-style-name="Text_20_body" style:list-style-name="L13">
      <style:text-properties style:font-name="Times New Roman" officeooo:rsid="004aba5c" officeooo:paragraph-rsid="004aba5c"/>
    </style:style>
    <style:style style:name="P36" style:family="paragraph" style:parent-style-name="Text_20_body" style:list-style-name="L17">
      <style:text-properties style:font-name="Times New Roman"/>
    </style:style>
    <style:style style:name="P37" style:family="paragraph" style:parent-style-name="Text_20_body" style:list-style-name="L18">
      <style:text-properties style:font-name="Times New Roman"/>
    </style:style>
    <style:style style:name="P38" style:family="paragraph" style:parent-style-name="Text_20_body" style:list-style-name="L19">
      <style:text-properties style:font-name="Times New Roman"/>
    </style:style>
    <style:style style:name="P39" style:family="paragraph" style:parent-style-name="Text_20_body" style:list-style-name="L20">
      <style:text-properties style:font-name="Times New Roman"/>
    </style:style>
    <style:style style:name="P40" style:family="paragraph" style:parent-style-name="Text_20_body" style:list-style-name="L21">
      <style:text-properties style:font-name="Times New Roman"/>
    </style:style>
    <style:style style:name="P41" style:family="paragraph" style:parent-style-name="Text_20_body" style:list-style-name="L3">
      <style:paragraph-properties fo:line-height="150%" fo:text-align="start" style:justify-single-word="false"/>
      <style:text-properties officeooo:paragraph-rsid="003f8fbe"/>
    </style:style>
    <style:style style:name="P42" style:family="paragraph" style:parent-style-name="Text_20_body" style:list-style-name="L5">
      <style:paragraph-properties fo:line-height="150%" fo:text-align="start" style:justify-single-word="false"/>
      <style:text-properties officeooo:paragraph-rsid="004845d8"/>
    </style:style>
    <style:style style:name="P43" style:family="paragraph" style:parent-style-name="Text_20_body" style:list-style-name="L6">
      <style:paragraph-properties fo:line-height="150%" fo:text-align="start" style:justify-single-word="false"/>
      <style:text-properties officeooo:paragraph-rsid="003cd290"/>
    </style:style>
    <style:style style:name="P44" style:family="paragraph" style:parent-style-name="Text_20_body" style:list-style-name="L3">
      <style:paragraph-properties fo:line-height="150%" fo:text-align="start" style:justify-single-word="false"/>
      <style:text-properties officeooo:rsid="003f8fbe" officeooo:paragraph-rsid="003f8fbe"/>
    </style:style>
    <style:style style:name="P45" style:family="paragraph" style:parent-style-name="Text_20_body" style:list-style-name="L7">
      <style:paragraph-properties fo:line-height="150%" fo:text-align="start" style:justify-single-word="false"/>
      <style:text-properties officeooo:rsid="003f8fbe" officeooo:paragraph-rsid="003f8fbe"/>
    </style:style>
    <style:style style:name="P46" style:family="paragraph" style:parent-style-name="Text_20_body" style:list-style-name="L3">
      <style:paragraph-properties fo:line-height="150%" fo:text-align="start" style:justify-single-word="false"/>
      <style:text-properties officeooo:rsid="004df350" officeooo:paragraph-rsid="004df350"/>
    </style:style>
    <style:style style:name="P47" style:family="paragraph" style:parent-style-name="Text_20_body" style:list-style-name="L10">
      <style:text-properties officeooo:paragraph-rsid="0046cde7"/>
    </style:style>
    <style:style style:name="T1" style:family="text">
      <style:text-properties officeooo:rsid="001fc8fe"/>
    </style:style>
    <style:style style:name="T2" style:family="text">
      <style:text-properties officeooo:rsid="0023a13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a134" style:font-weight-asian="bold" style:font-weight-complex="bold"/>
    </style:style>
    <style:style style:name="T5" style:family="text">
      <style:text-properties fo:font-weight="bold" officeooo:rsid="003cd290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53c9e" style:font-weight-asian="normal" style:font-weight-complex="normal"/>
    </style:style>
    <style:style style:name="T8" style:family="text">
      <style:text-properties style:text-underline-style="none" fo:font-weight="normal" officeooo:rsid="00271802" style:font-weight-asian="normal" style:font-weight-complex="normal"/>
    </style:style>
    <style:style style:name="T9" style:family="text">
      <style:text-properties style:text-underline-style="none" fo:font-weight="normal" officeooo:rsid="004a14e4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53c9e" style:font-weight-asian="bold" style:font-weight-complex="bold"/>
    </style:style>
    <style:style style:name="T12" style:family="text">
      <style:text-properties style:text-underline-style="none" fo:font-weight="bold" officeooo:rsid="00271802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53c9e" style:font-weight-asian="normal" style:font-weight-complex="normal"/>
    </style:style>
    <style:style style:name="T15" style:family="text">
      <style:text-properties fo:font-weight="normal" officeooo:rsid="003f8fbe" style:font-weight-asian="normal" style:font-weight-complex="normal"/>
    </style:style>
    <style:style style:name="T16" style:family="text">
      <style:text-properties fo:font-weight="normal" officeooo:rsid="003b70c4" style:font-weight-asian="normal" style:font-weight-complex="normal"/>
    </style:style>
    <style:style style:name="T17" style:family="text">
      <style:text-properties fo:font-weight="normal" officeooo:rsid="004a14e4" style:font-weight-asian="normal" style:font-weight-complex="normal"/>
    </style:style>
    <style:style style:name="T18" style:family="text">
      <style:text-properties officeooo:rsid="002719e9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2pt" fo:font-weight="normal" officeooo:rsid="001e0491" style:font-size-asian="10.5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1fc8fe" style:font-size-asian="10.5pt" style:font-weight-asian="normal" style:font-size-complex="12pt" style:font-weight-complex="normal"/>
    </style:style>
    <style:style style:name="T22" style:family="text">
      <style:text-properties style:font-name="Times New Roman" officeooo:rsid="001fc8fe"/>
    </style:style>
    <style:style style:name="T23" style:family="text">
      <style:text-properties style:font-name="Times New Roman" officeooo:rsid="001e0491"/>
    </style:style>
    <style:style style:name="T24" style:family="text">
      <style:text-properties style:font-name="Times New Roman" officeooo:rsid="0023a134"/>
    </style:style>
    <style:style style:name="T25" style:family="text">
      <style:text-properties style:font-name="Times New Roman" officeooo:rsid="00286572"/>
    </style:style>
    <style:style style:name="T26" style:family="text">
      <style:text-properties style:font-name="Times New Roman" fo:font-weight="bold" style:font-weight-asian="bold" style:font-weight-complex="bold"/>
    </style:style>
    <style:style style:name="T27" style:family="text">
      <style:text-properties style:font-name="Times New Roman" fo:font-weight="bold" officeooo:rsid="003b70c4" style:font-weight-asian="bold" style:font-weight-complex="bold"/>
    </style:style>
    <style:style style:name="T28" style:family="text">
      <style:text-properties style:font-name="Times New Roman" fo:font-weight="bold" officeooo:rsid="002719e9" style:font-weight-asian="bold" style:font-weight-complex="bold"/>
    </style:style>
    <style:style style:name="T29" style:family="text">
      <style:text-properties style:font-name="Times New Roman" fo:font-weight="bold" officeooo:rsid="004d15ef" style:font-weight-asian="bold" style:font-weight-complex="bold"/>
    </style:style>
    <style:style style:name="T30" style:family="text">
      <style:text-properties style:font-name="Times New Roman" officeooo:rsid="003b70c4"/>
    </style:style>
    <style:style style:name="T31" style:family="text">
      <style:text-properties style:font-name="Times New Roman" officeooo:rsid="003f8fbe"/>
    </style:style>
    <style:style style:name="T32" style:family="text">
      <style:text-properties style:font-name="Times New Roman" officeooo:rsid="002719e9"/>
    </style:style>
    <style:style style:name="T33" style:family="text">
      <style:text-properties style:font-name="Times New Roman" officeooo:rsid="003cd290"/>
    </style:style>
    <style:style style:name="T34" style:family="text">
      <style:text-properties style:font-name="Times New Roman" officeooo:rsid="00271802"/>
    </style:style>
    <style:style style:name="T35" style:family="text">
      <style:text-properties style:font-name="Times New Roman" officeooo:rsid="0047b159"/>
    </style:style>
    <style:style style:name="T36" style:family="text">
      <style:text-properties officeooo:rsid="00286572"/>
    </style:style>
    <style:style style:name="T37" style:family="text">
      <style:text-properties officeooo:rsid="003f8fbe"/>
    </style:style>
    <style:style style:name="T38" style:family="text">
      <style:text-properties officeooo:rsid="0046cde7"/>
    </style:style>
    <style:style style:name="T39" style:family="text">
      <style:text-properties officeooo:rsid="0047b159"/>
    </style:style>
    <style:style style:name="T40" style:family="text">
      <style:text-properties officeooo:rsid="004a14e4"/>
    </style:style>
    <style:style style:name="T41" style:family="text">
      <style:text-properties officeooo:rsid="004aba5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space-before="0.3035in" text:min-label-width="0.1965in"/>
        <style:text-properties style:font-name="OpenSymbol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" text:bullet-char="➢">
        <style:list-level-properties text:space-before="0.3035in" text:min-label-width="0.1965in"/>
        <style:text-properties style:font-name="OpenSymbol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echnical Documentation for </text:span>Calorie Counter Application</text:p>
      <text:p text:style-name="P2"/>
      <text:p text:style-name="P3">Introduction</text:p>
      <text:p text:style-name="P1"><text:span text:style-name="T20">According to WHO, worldwide obesity has nearly tripled since 1975 </text:span><text:span text:style-name="T21">and in 2016 </text:span><text:span text:style-name="T20">m</text:span><text:span text:style-name="T19">ore than </text:span><text:span text:style-name="T22">1.9</text:span><text:span text:style-name="T19"> billion </text:span><text:span text:style-name="T22">adults were overweight</text:span><text:span text:style-name="T19"> worldwide </text:span><text:span text:style-name="T22">and of these 6</text:span><text:span text:style-name="T19">50 million </text:span><text:span text:style-name="T22">were</text:span><text:span text:style-name="T19"> </text:span><text:span text:style-name="T22">obese, </text:span><text:span text:style-name="T19">39 million children under the age of 5 were overweight or obese in 2020, </text:span><text:span text:style-name="T22">t</text:span><text:span text:style-name="T19">his number</text:span><text:span text:style-name="T22">s</text:span><text:span text:style-name="T19"> </text:span><text:span text:style-name="T22">are</text:span><text:span text:style-name="T19"> still increasing. WHO estimates that by 2025, approximately 167 million people – adults and children – will become less healthy because they are overweight or obese. </text:span><text:span text:style-name="T23">Obesity is a </text:span><text:span text:style-name="T24">condition</text:span><text:span text:style-name="T23"> that impacts many body organs most notably the heart, liver, kidneys and the reproductive system. Also as seen from pandemics like COVID-19 such viruses are more fatal to people who are obese. </text:span><text:span text:style-name="T22">The good thing about obesity is that it is preventable and curable at the same time. By eating healthy, maintaining a reduced calorie diet and regular exercise one can successfully prevent and treat obesity. With this in mind I have opted to create a calorie counter app to help anyone make the right dietary choices in order to keep healthy and avoid being obese. </text:span><text:span text:style-name="T25">This application</text:span> is designed to help individuals achieve their health and fitness goals by tracking their food intake and calorie consumption</text:p>
      <text:p text:style-name="P4"><text:span text:style-name="T1"><text:s/></text:span><text:span text:style-name="T4">Requirement Specification</text:span></text:p>
      <text:p text:style-name="P5"><text:span text:style-name="T13">This </text:span><text:span text:style-name="T14">part </text:span><text:span text:style-name="T13">includes defining the functional and non-functional requirements, constraints, and design criteria that the </text:span><text:span text:style-name="T14">application </text:span><text:span text:style-name="T13">software must adhere to.</text:span></text:p>
      <text:p text:style-name="P11">Functional Requirements</text:p>
      <text:list xml:id="list1583281912" text:style-name="L1">
        <text:list-item>
          <text:p text:style-name="P16"><text:span text:style-name="T3">User registration and login: </text:span>A <text:span text:style-name="T37">module</text:span> for users to create an account and securely log in.</text:p>
        </text:list-item>
      </text:list>
      <text:p text:style-name="P8">The modules that are required here include;</text:p>
      <text:list xml:id="list1393751474" text:style-name="L2">
        <text:list-header>
          <text:p text:style-name="P17">Registration module; This module will have a registration form that has the following fields for user <text:s/>input;</text:p>
        </text:list-header>
      </text:list>
      <text:list xml:id="list2244915583" text:style-name="L3">
        <text:list-item>
          <text:p text:style-name="P18">Username</text:p>
        </text:list-item>
        <text:list-item>
          <text:p text:style-name="P18">Email</text:p>
        </text:list-item>
        <text:list-item>
          <text:p text:style-name="P18">Password</text:p>
        </text:list-item>
        <text:list-item>
          <text:p text:style-name="P19">Repetition of Password</text:p>
          <text:p text:style-name="P21"><text:span text:style-name="T11">Login Module</text:span><text:span text:style-name="T7">; </text:span><text:span text:style-name="T8">This module will be used by the user to login into the system, the details that the user has registered with (username and password) will be used. </text:span></text:p>
          <text:p text:style-name="P22"><text:span text:style-name="T12">L</text:span><text:span text:style-name="T10">ogout Module</text:span><text:span text:style-name="T6">: The application will have a module to allow users to log out </text:span><text:span text:style-name="T9">by the use of a log our button</text:span><text:span text:style-name="T6">.</text:span></text:p>
        </text:list-item>
        <text:list-item>
          <text:p text:style-name="P41"><text:span text:style-name="T26">Food database: </text:span><text:span text:style-name="T19">A comprehensive database of food items, including calorie and nutrient information, to allow users to track their daily food intake. </text:span><text:span text:style-name="T31">This l</text:span><text:span text:style-name="T30">ists the foods and the cab and protein content. </text:span><text:span text:style-name="T31">The items </text:span><text:span text:style-name="T30">will be created by </text:span><text:span text:style-name="T31">both</text:span><text:span text:style-name="T30"> the admin and users. It ha</text:span><text:span text:style-name="T31">s </text:span><text:span text:style-name="T30">the following fields:</text:span></text:p>
        </text:list-item>
        <text:list-item>
          <text:p text:style-name="P44">Food name</text:p>
        </text:list-item>
        <text:list-item>
          <text:p text:style-name="P46">Quantity</text:p>
        </text:list-item>
        <text:list-item>
          <text:p text:style-name="P44">Calorie amount</text:p>
        </text:list-item>
        <text:list-item>
          <text:p text:style-name="P44">Protein amount</text:p>
        </text:list-item>
        <text:list-item>
          <text:p text:style-name="P44">Carbohydrate amount</text:p>
        </text:list-item>
        <text:list-item>
          <text:p text:style-name="P44">Fat amount</text:p>
        </text:list-item>
      </text:list>
      <text:p text:style-name="P14"><text:tab/>In addition to this there will be a search module to help the user to search through all the <text:tab/>food items easily.</text:p>
      <text:list xml:id="list2771625060" text:style-name="L4">
        <text:list-item>
          <text:p text:style-name="P24">There will be a ‘select food’ module for the user to select food <text:span text:style-name="T18">and quantity they have taken in a day. </text:span><text:span text:style-name="T38">It should have </text:span><text:span text:style-name="T39">a drop down option for easier selection and </text:span><text:span text:style-name="T38">the following fields </text:span></text:p>
        </text:list-item>
      </text:list>
      <text:list xml:id="list2913497451" text:style-name="L5">
        <text:list-item>
          <text:p text:style-name="P25"><text:soft-page-break/>Food Name</text:p>
        </text:list-item>
        <text:list-item>
          <text:p text:style-name="P25">Quantity</text:p>
        </text:list-item>
        <text:list-item>
          <text:p text:style-name="P42"><text:span text:style-name="T35">Calorie amount</text:span><text:span text:style-name="T34"><text:tab/><text:tab/></text:span></text:p>
        </text:list-item>
      </text:list>
      <text:p text:style-name="P15"><text:span text:style-name="T34">T</text:span><text:span text:style-name="T19">he user will also have an option to update the details of the food items or delete a food item completely with the use of update and delete buttons.</text:span></text:p>
      <text:list xml:id="list4252756802" text:style-name="L6">
        <text:list-item>
          <text:p text:style-name="P43"><text:span text:style-name="T29">Calorie </text:span><text:span text:style-name="T27">Goal setting:</text:span><text:span text:style-name="T30"> A feature that allows users to set personal </text:span><text:span text:style-name="T32">daily </text:span><text:span text:style-name="T30">goals for calorie intake and track progress towards those goals. </text:span><text:span text:style-name="T33">This will have the following fields: </text:span></text:p>
        </text:list-item>
      </text:list>
      <text:list xml:id="list3294980138" text:style-name="L7">
        <text:list-item>
          <text:p text:style-name="P45"><text:span text:style-name="T33">T</text:span><text:span text:style-name="T19">arget Calorie intake</text:span></text:p>
        </text:list-item>
      </text:list>
      <text:list xml:id="list3986102752" text:style-name="L8">
        <text:list-item>
          <text:p text:style-name="P26">Daily <text:span text:style-name="T40">Measure</text:span></text:p>
        </text:list-item>
      </text:list>
      <text:p text:style-name="P6"><text:span text:style-name="T17">After a user </text:span><text:span text:style-name="T16">select the foods they have consumed in the day </text:span><text:span text:style-name="T15">this module will be able to handle calculation from the calories consumed and the target calorie intake. </text:span><text:span text:style-name="T17">It will have the following fields</text:span></text:p>
      <text:list xml:id="list4094270692" text:style-name="L9">
        <text:list-item>
          <text:p text:style-name="P28">Food name</text:p>
        </text:list-item>
        <text:list-item>
          <text:p text:style-name="P28">Calorie amount</text:p>
        </text:list-item>
        <text:list-item>
          <text:p text:style-name="P28">Fat</text:p>
        </text:list-item>
        <text:list-item>
          <text:p text:style-name="P28">Protein</text:p>
        </text:list-item>
        <text:list-item>
          <text:p text:style-name="P28">Carbohydrate</text:p>
        </text:list-item>
        <text:list-item>
          <text:p text:style-name="P28">Count</text:p>
        </text:list-item>
      </text:list>
      <text:list xml:id="list4077574077" text:style-name="L10">
        <text:list-item>
          <text:p text:style-name="P31"><text:span text:style-name="T3">Calorie and nutrient tracking:</text:span> <text:span text:style-name="T40">There will be a </text:span>display of total daily calorie and nutrient intake, based on the food logged by the user.</text:p>
          <text:p text:style-name="P27"/>
        </text:list-item>
        <text:list-item>
          <text:p text:style-name="P47"><text:span text:style-name="T28">Calorie calculation</text:span><text:span text:style-name="T32">: The application must be able to show the user how many calories they have taken in a day by adding up the calories in all the foods consumed.</text:span></text:p>
        </text:list-item>
      </text:list>
      <text:list xml:id="list2576954502" text:style-name="L11">
        <text:list-header>
          <text:p text:style-name="P23"/>
        </text:list-header>
        <text:list-item>
          <text:p text:style-name="P32"><text:span text:style-name="T5">Reports Module: </text:span><text:s/>The user will be able to see how their diet has been ongoing in previous weeks and days. <text:span text:style-name="T40">It will have the following fields.</text:span></text:p>
        </text:list-item>
      </text:list>
      <text:list xml:id="list1901055262" text:style-name="L12">
        <text:list-item>
          <text:p text:style-name="P33">Date</text:p>
        </text:list-item>
        <text:list-item>
          <text:p text:style-name="P33">Calories consumed</text:p>
        </text:list-item>
        <text:list-item>
          <text:p text:style-name="P33">Calorie Goal for that day</text:p>
        </text:list-item>
      </text:list>
      <text:list xml:id="list83546465464886" text:continue-list="list2576954502" text:style-name="L11">
        <text:list-item>
          <text:p text:style-name="P34"><text:soft-page-break/><text:span text:style-name="T3">Exercises module</text:span>- This module will contain different exercises that a user may undertake that will have an impact on the final calorie count at the end of a day. <text:span text:style-name="T41">It will have the following modules.</text:span></text:p>
        </text:list-item>
      </text:list>
      <text:list xml:id="list3313425395" text:style-name="L13">
        <text:list-item>
          <text:p text:style-name="P35">Exercise name</text:p>
        </text:list-item>
        <text:list-item>
          <text:p text:style-name="P35">Duration</text:p>
        </text:list-item>
        <text:list-item>
          <text:p text:style-name="P35">Calories lost</text:p>
        </text:list-item>
      </text:list>
      <text:list xml:id="list2929185112" text:style-name="L14">
        <text:list-header>
          <text:p text:style-name="P30"><text:span text:style-name="T13"/></text:p>
        </text:list-header>
      </text:list>
      <text:p text:style-name="P12">Non- Functional Requirements</text:p>
      <text:list xml:id="list768744882" text:style-name="L16">
        <text:list-item>
          <text:p text:style-name="P20">Performance: The requirement for the software to provide quick and responsive access to data, with minimal lag time between user actions and results.</text:p>
        </text:list-item>
      </text:list>
      <text:list xml:id="list1955585408" text:style-name="L17">
        <text:list-item>
          <text:p text:style-name="P36">Scalability: The ability for the software to handle an increasing number of users and data points without slowing down or becoming unreliable.</text:p>
        </text:list-item>
      </text:list>
      <text:list xml:id="list1117300314" text:style-name="L18">
        <text:list-item>
          <text:p text:style-name="P37">Security: The requirement for the software to protect sensitive user data, such as personal information and food intake data, with appropriate security measures such as encryption and secure data storage.</text:p>
        </text:list-item>
      </text:list>
      <text:list xml:id="list903697402" text:style-name="L19">
        <text:list-item>
          <text:p text:style-name="P38">Privacy: The requirement for the software to respect the privacy of users, including their data and personal information, and not share it with unauthorized parties.</text:p>
        </text:list-item>
        <text:list-item>
          <text:p text:style-name="P38">Reliability: The requirement for the software to be stable, with minimal downtime and errors, and to provide accurate results.</text:p>
        </text:list-item>
      </text:list>
      <text:list xml:id="list410573419" text:style-name="L20">
        <text:list-item>
          <text:p text:style-name="P39">Maintainability: The requirement for the software to be easy to maintain, with the ability to quickly resolve any issues and make updates as needed.</text:p>
        </text:list-item>
      </text:list>
      <text:list xml:id="list895013489" text:style-name="L21">
        <text:list-item>
          <text:p text:style-name="P40">Support: The requirement for the software to provide adequate customer support, including help documentation and technical support for users.</text:p>
        </text:list-item>
      </text:list>
      <text:list xml:id="list83548319720572" text:continue-list="list903697402" text:style-name="L19">
        <text:list-item>
          <text:p text:style-name="P38">Usability: The requirement for the software to be user-friendly and intuitive, with clear navigation and a consistent user interfac<text:span text:style-name="T36">e</text:span></text:p>
        </text:list-item>
      </text:list>
      <text:p text:style-name="P9"/>
      <text:p text:style-name="P7"/>
      <text:p text:style-name="P10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09:32:35.215884929</meta:creation-date>
    <dc:date>2023-03-14T08:35:45.920981015</dc:date>
    <meta:editing-duration>PT9H48M33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4" meta:paragraph-count="60" meta:word-count="904" meta:character-count="5262" meta:non-whitespace-character-count="4451"/>
  </office:meta>
</office:document-meta>
</file>